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paragraph-rsid="00069b0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paragraph-rsid="00069b0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69b0d" officeooo:paragraph-rsid="00069b0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805ac" officeooo:paragraph-rsid="000805a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69b0d" officeooo:paragraph-rsid="00069b0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officeooo:paragraph-rsid="00069b0d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69b0d" officeooo:paragraph-rsid="00069b0d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d5af6" officeooo:paragraph-rsid="000d5af6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69b0d" officeooo:paragraph-rsid="00069b0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98add" officeooo:paragraph-rsid="00098ad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69b0d" officeooo:paragraph-rsid="00069b0d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font-size="12pt" fo:font-weight="bold" officeooo:rsid="00069b0d" officeooo:paragraph-rsid="00069b0d" style:font-size-asian="12pt" style:font-weight-asian="bold" style:font-size-complex="12pt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fo:font-size="12pt" fo:font-style="normal" style:text-underline-style="none" fo:font-weight="normal" officeooo:rsid="00069b0d" officeooo:paragraph-rsid="00069b0d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font-size="12pt" fo:font-style="normal" style:text-underline-style="none" fo:font-weight="normal" officeooo:rsid="00069b0d" officeooo:paragraph-rsid="00098ad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fo:font-size="12pt" fo:font-style="normal" style:text-underline-style="none" fo:font-weight="normal" officeooo:rsid="00069b0d" officeooo:paragraph-rsid="000d5af6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fo:font-size="12pt" fo:font-weight="normal" officeooo:rsid="00098add" officeooo:paragraph-rsid="00098add" style:font-size-asian="12pt" style:font-weight-asian="normal" style:font-size-complex="12pt" style:font-weight-complex="normal"/>
    </style:style>
    <style:style style:name="P17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069b0d" style:font-style-asian="normal" style:font-weight-asian="normal" style:font-style-complex="normal" style:font-weight-complex="normal"/>
    </style:style>
    <style:style style:name="T3" style:family="text">
      <style:text-properties fo:font-weight="normal" officeooo:rsid="00069b0d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size-asian="12pt"/>
    </style:style>
    <style:style style:name="T6" style:family="text">
      <style:text-properties officeooo:rsid="00098ad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98add" style:font-weight-asian="bold" style:font-weight-complex="bold"/>
    </style:style>
    <style:style style:name="T9" style:family="text">
      <style:text-properties officeooo:rsid="000d5a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初始化本地github代码库</text:p>
      <text:p text:style-name="P2"><text:span text:style-name="T2">relaybot@ubuntu:~/.ssh$ ssh-keygen -t rsa -C "</text:span><text:a xlink:type="simple" xlink:href="mailto:916997150@qq.com">916997150@qq.com</text:a><text:span text:style-name="T2">" </text:span></text:p>
      <text:p text:style-name="P7">Generating public/private rsa key pair. </text:p>
      <text:p text:style-name="P7">Enter file in which to save the key (/home/relaybot/.ssh/id_rsa): </text:p>
      <text:p text:style-name="P7">Enter passphrase (empty for no passphrase): </text:p>
      <text:p text:style-name="P7">Enter same passphrase again: </text:p>
      <text:p text:style-name="P7">Your identification has been saved in /home/relaybot/.ssh/id_rsa. </text:p>
      <text:p text:style-name="P7">Your public key has been saved in /home/relaybot/.ssh/id_rsa.pub. </text:p>
      <text:p text:style-name="P7">The key fingerprint is: </text:p>
      <text:p text:style-name="P7">4c:ea:77:0c:53:91:47:ec:0f:7d:0f:69:3a:59:34:db 916997150@qq.com </text:p>
      <text:p text:style-name="P7">The key's randomart image is:</text:p>
      <text:p text:style-name="P7"/>
      <text:p text:style-name="P3"><text:span text:style-name="T1">relaybot@ubuntu:~/.ssh$ ssh -v </text:span><text:a xlink:type="simple" xlink:href="mailto:git@github.com">git@github.com</text:a><text:span text:style-name="T1"> </text:span></text:p>
      <text:p text:style-name="P7">OpenSSH_6.6.1, OpenSSL 1.0.1f 6 Jan 2014 </text:p>
      <text:p text:style-name="P7">debug1: Reading configuration data /etc/ssh/ssh_config </text:p>
      <text:p text:style-name="P7">debug1: /etc/ssh/ssh_config line 19: Applying options for * </text:p>
      <text:p text:style-name="P7">debug1: Connecting to github.com [13.250.177.223] port 22. </text:p>
      <text:p text:style-name="P7">debug1: Connection established. </text:p>
      <text:p text:style-name="P7">debug1: identity file /home/relaybot/.ssh/id_rsa type 1 </text:p>
      <text:p text:style-name="P7">debug1: identity file /home/relaybot/.ssh/id_rsa-cert type -1 </text:p>
      <text:p text:style-name="P3"/>
      <text:p text:style-name="P7">relaybot@ubuntu:~/.ssh$ ssh-agent -s </text:p>
      <text:p text:style-name="P7">SSH_AUTH_SOCK=/tmp/ssh-mrtvcs2phV0m/agent.3191; export SSH_AUTH_SOCK; </text:p>
      <text:p text:style-name="P7">SSH_AGENT_PID=3192; export SSH_AGENT_PID; </text:p>
      <text:p text:style-name="P7">echo Agent pid 3192; </text:p>
      <text:p text:style-name="P7"/>
      <text:p text:style-name="P7">relaybot@ubuntu:~/.ssh$ eval `ssh-agent -s` </text:p>
      <text:p text:style-name="P7"/>
      <text:p text:style-name="P7">Agent pid 3195 </text:p>
      <text:p text:style-name="P7"/>
      <text:p text:style-name="P5">relaybot@ubuntu:~/.ssh$ ssh-add ~/.ssh/id_rsa </text:p>
      <text:p text:style-name="P5">Identity added: /home/relaybot/.ssh/id_rsa (/home/relaybot/.ssh/id_rsa) </text:p>
      <text:p text:style-name="P5"/>
      <text:p text:style-name="P6"><text:span text:style-name="T3">copy </text:span>id_rsa.pub to github key：</text:p>
      <text:p text:style-name="P6">at settings<text:span text:style-name="T5">，</text:span>SSH and GPG keys<text:span text:style-name="T5">下</text:span>new SSH key<text:span text:style-name="T5">，</text:span>title<text:span text:style-name="T5">，and then </text:span>id_rsa.pub<text:span text:style-name="T5"> copy to</text:span></text:p>
      <text:p text:style-name="P6">Key<text:span text:style-name="T5">，</text:span>Add SSH Key<text:span text:style-name="T5">。</text:span></text:p>
      <text:p text:style-name="P3"/>
      <text:p text:style-name="P3">Learn from：</text:p>
      <text:p text:style-name="P4">https://www.cnblogs.com/wmr95/p/7852832.html</text:p>
      <text:p text:style-name="P3"/>
      <text:p text:style-name="P16">安装：</text:p>
      <text:p text:style-name="P12"><text:span text:style-name="Source_20_Text"><text:span text:style-name="T4">sudo apt-get install git</text:span></text:span></text:p>
      <text:p text:style-name="P3"/>
      <text:p text:style-name="P12"><text:span text:style-name="Source_20_Text"><text:span text:style-name="T4">$ git init</text:span></text:span></text:p>
      <text:p text:style-name="P17"><text:span text:style-name="Source_20_Text">Initialized empty Git repository in /Users/michael/learngit/.git/</text:span></text:p>
      <text:p text:style-name="P5">Git仓库配置</text:p>
      <text:p text:style-name="P10">relaybot@ubuntu:~$ git config --global user.name "whtcubie"</text:p>
      <text:p text:style-name="P10"><text:soft-page-break/>relaybot@ubuntu:~$ git config --global user.email "916997150@qq.com"</text:p>
      <text:p text:style-name="P3"/>
      <text:p text:style-name="P7">第一步，用命令<text:span text:style-name="Source_20_Text">git add</text:span>告诉Git，把文件添加到仓库：</text:p>
      <text:p text:style-name="P13"><text:span text:style-name="Source_20_Text">$ git add readme.txt</text:span></text:p>
      <text:p text:style-name="P13">第二步，用命令<text:span text:style-name="Source_20_Text">git commit</text:span>告诉Git，把文件提交到仓库：</text:p>
      <text:p text:style-name="P13"><text:span text:style-name="Source_20_Text">$ git commit -m "wrote a readme file"</text:span></text:p>
      <text:p text:style-name="P13"/>
      <text:p text:style-name="P14"><text:span text:style-name="Source_20_Text"><text:span text:style-name="T6">relaybot@ubuntu:/work/$ git log</text:span></text:span></text:p>
      <text:p text:style-name="P14"><text:span text:style-name="Source_20_Text"><text:span text:style-name="T6">commit 11faad9e7a2befc01eb5dc25ca88c4b3a93e5ec9</text:span></text:span></text:p>
      <text:p text:style-name="P14"><text:span text:style-name="Source_20_Text"><text:span text:style-name="T6">Author: whtcubie &lt;916997150@qq.com&gt;</text:span></text:span></text:p>
      <text:p text:style-name="P14"><text:span text:style-name="Source_20_Text"><text:span text:style-name="T6">Date: <text:s text:c="2"/>Tue May 15 10:07:48 2018 +0800</text:span></text:span></text:p>
      <text:p text:style-name="P14"><text:span text:style-name="Source_20_Text"><text:span text:style-name="T6"></text:span></text:span></text:p>
      <text:p text:style-name="P14"><text:span text:style-name="Source_20_Text"><text:span text:style-name="T6"><text:s text:c="4"/>delete one line</text:span></text:span></text:p>
      <text:p text:style-name="P14"><text:span text:style-name="Source_20_Text"><text:span text:style-name="T4"/></text:span></text:p>
      <text:p text:style-name="P15"><text:span text:style-name="Source_20_Text"><text:span text:style-name="T9">PX4切换版本分支</text:span></text:span></text:p>
      <text:p text:style-name="P8">relaybot@ubuntu:/work/develop/Firmware/src/drivers$ git checkout v1.6.5</text:p>
      <text:p text:style-name="P8">Note: checking out 'v1.6.5'.</text:p>
      <text:p text:style-name="P8"></text:p>
      <text:p text:style-name="P8">You are in 'detached HEAD' state. You can look around, make experimental</text:p>
      <text:p text:style-name="P8">changes and commit them, and you can discard any commits you make in this</text:p>
      <text:p text:style-name="P8">state without impacting any branches by performing another checkout.</text:p>
      <text:p text:style-name="P8"></text:p>
      <text:p text:style-name="P8">If you want to create a new branch to retain commits you create, you may</text:p>
      <text:p text:style-name="P8">do so (now or later) by using -b with the checkout command again. Example:</text:p>
      <text:p text:style-name="P8"></text:p>
      <text:p text:style-name="P8"><text:s text:c="2"/>git checkout -b new_branch_name</text:p>
      <text:p text:style-name="P8"></text:p>
      <text:p text:style-name="P8">HEAD is now at f160743... Join us on Slack README badge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7:00:49.110995726</meta:creation-date>
    <dc:date>2018-05-15T10:38:00.532363574</dc:date>
    <meta:editing-duration>PT28M52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63" meta:word-count="375" meta:character-count="2540" meta:non-whitespace-character-count="2244"/>
  </office:meta>
</office:document-meta>
</file>